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style:font-name="Roboto" fo:language="ru" fo:country="RU"/>
    </style:style>
    <style:style style:name="P5"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6"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7"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8"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9"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0"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1" style:family="paragraph" style:parent-style-name="Text_20_body" style:list-style-name="L7">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13" style:family="paragraph" style:parent-style-name="Text_20_body">
      <style:text-properties fo:color="#009900" style:font-name="Roboto" fo:language="en" fo:country="US"/>
    </style:style>
    <style:style style:name="P14" style:family="paragraph" style:parent-style-name="Text_20_body" style:list-style-name="L4">
      <style:text-properties style:font-name="Roboto" fo:language="ru" fo:country="RU"/>
    </style:style>
    <style:style style:name="P15" style:family="paragraph" style:parent-style-name="Text_20_body">
      <style:text-properties fo:color="#000000" style:font-name="Roboto" fo:language="ru" fo:country="RU"/>
    </style:style>
    <style:style style:name="P16" style:family="paragraph" style:parent-style-name="Text_20_body">
      <style:paragraph-properties fo:margin-top="0.423cm" fo:margin-bottom="0.212cm"/>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Heading_20_1">
      <style:text-properties style:font-name="Roboto"/>
    </style:style>
    <style:style style:name="P19" style:family="paragraph" style:parent-style-name="Heading_20_1">
      <style:paragraph-properties fo:margin-top="0.423cm" fo:margin-bottom="0.212cm" fo:keep-with-next="always"/>
    </style:style>
    <style:style style:name="P20" style:family="paragraph" style:parent-style-name="Heading_20_2">
      <style:text-properties style:font-name="Roboto"/>
    </style:style>
    <style:style style:name="P21" style:family="paragraph" style:parent-style-name="Heading_20_2">
      <style:text-properties style:font-name="Roboto"/>
    </style:style>
    <style:style style:name="P22"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3" style:family="paragraph" style:parent-style-name="Heading_20_2">
      <style:paragraph-properties fo:margin-top="0.423cm" fo:margin-bottom="0.212cm"/>
      <style:text-properties style:font-name="Roboto"/>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Roboto" fo:language="zxx" fo:country="none" style:font-name-asian="Andale Sans UI" style:language-asian="zxx" style:country-asian="none" style:font-name-complex="Tahoma" style:language-complex="zxx" style:country-complex="none"/>
    </style:style>
    <style:style style:name="T2" style:family="text">
      <style:text-properties fo:background-color="#ffff00"/>
    </style:style>
    <style:style style:name="T3" style:family="text">
      <style:text-properties style:font-name="Robot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7">Мебель<text:tab/>1</text:p>
          <text:p text:style-name="P17">Зеркало<text:tab/>1</text:p>
          <text:p text:style-name="P24">Кривые зеркала<text:tab/>1</text:p>
          <text:p text:style-name="P24">Фацетные зеркала<text:tab/>2</text:p>
          <text:p text:style-name="P24">Зеркала с еврокромкой<text:tab/>2</text:p>
          <text:p text:style-name="P24">Состаренные зеркала<text:tab/>3</text:p>
          <text:p text:style-name="P24">Зеркальная плитка<text:tab/>3</text:p>
          <text:p text:style-name="P17">Стекло<text:tab/>4</text:p>
          <text:p text:style-name="P17">Услуги<text:tab/>4</text:p>
          <text:p text:style-name="P17">Преимущества<text:tab/>5</text:p>
        </text:index-body>
      </text:table-of-content>
      <text:h text:style-name="P18"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18" text:outline-level="1">Мебель</text:h>
      <text:h text:style-name="P18" text:outline-level="1">Зеркало</text:h>
      <text:h text:style-name="P20"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936233290319669988" text:style-name="L1">
        <text:list-item>
          <text:p text:style-name="P6">Основание не подвержено воздействию влаги и перепадам температур. Так можно разместить кривое зеркало на улице. </text:p>
        </text:list-item>
        <text:list-item>
          <text:p text:style-name="P6">Акрил значительно легче стекла. </text:p>
        </text:list-item>
        <text:list-item>
          <text:p text:style-name="P6">Акриловое кривое зеркало практически невозможно разбить, оно очень стойкое к внешним воздействиям.</text:p>
        </text:list-item>
        <text:list-item>
          <text:p text:style-name="P6">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22"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22"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22"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22" text:outline-level="2">Зеркальная плитка</text:h>
      <text:p text:style-name="P2">Зеркальная плитка представляет собой одинаковые <text:span text:style-name="T2">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2809938185286109438" text:style-name="L2">
        <text:list-item>
          <text:p text:style-name="P7">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7">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7">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7">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3984865713294364337" text:style-name="L3">
        <text:list-item>
          <text:p text:style-name="P8">20х20 см</text:p>
        </text:list-item>
        <text:list-item>
          <text:p text:style-name="P8">30х30 см</text:p>
        </text:list-item>
        <text:list-item>
          <text:p text:style-name="P8">15х15 см</text:p>
        </text:list-item>
        <text:list-item>
          <text:p text:style-name="P8">12х12 см</text:p>
        </text:list-item>
        <text:list-item>
          <text:p text:style-name="P8">Ваш размер под заказ</text:p>
        </text:list-item>
      </text:list>
      <text:p text:style-name="P2">Форма зеркальной плитки</text:p>
      <text:list xml:id="list8840717832191320976" text:style-name="L7">
        <text:list-item>
          <text:p text:style-name="P11">квадрат</text:p>
        </text:list-item>
        <text:list-item>
          <text:p text:style-name="P11">прямоугольник</text:p>
        </text:list-item>
        <text:list-item>
          <text:p text:style-name="P11">треугольник</text:p>
        </text:list-item>
        <text:list-item>
          <text:p text:style-name="P11">ромб</text:p>
        </text:list-item>
        <text:list-item>
          <text:p text:style-name="P11">шестиугольник</text:p>
        </text:list-item>
        <text:list-item>
          <text:p text:style-name="P11">другая форма под заказ</text:p>
        </text:list-item>
      </text:list>
      <text:p text:style-name="P2">Обработка краев зеркальной плитки:</text:p>
      <text:list xml:id="list5757172367703626629" text:style-name="L5">
        <text:list-item>
          <text:p text:style-name="P9">фацет</text:p>
        </text:list-item>
        <text:list-item>
          <text:p text:style-name="P9">шлифовка</text:p>
        </text:list-item>
      </text:list>
      <text:p text:style-name="P2">Дополнительные эффекты</text:p>
      <text:list xml:id="list568636243462230055" text:style-name="L6">
        <text:list-item>
          <text:p text:style-name="P10">тонированное зеркало</text:p>
        </text:list-item>
        <text:list-item>
          <text:p text:style-name="P10">эффект состаривания</text:p>
        </text:list-item>
        <text:list-item>
          <text:p text:style-name="P10">нанесение рисунка</text:p>
        </text:list-item>
      </text:list>
      <text:h text:style-name="P18" text:outline-level="1"><text:soft-page-break/>Стекло</text:h>
      <text:p text:style-name="P13"/>
      <text:p text:style-name="P4"/>
      <text:h text:style-name="P18" text:outline-level="1">Услуги</text:h>
      <text:p text:style-name="P15">Обработка стекла и зеркал</text:p>
      <text:p text:style-name="P15">Пескоструйная обработка</text:p>
      <text:p text:style-name="P15">Нанесение пленки на стекло</text:p>
      <text:p text:style-name="P15">Матирование стекла</text:p>
      <text:p text:style-name="P15">Фотопечать на стекле и зеркале</text:p>
      <text:p text:style-name="P15">Шелкография по стеклу и зеркалу</text:p>
      <text:p text:style-name="P15">Стемалит</text:p>
      <text:p text:style-name="P15">Закалка стекла</text:p>
      <text:p text:style-name="P15">УФ склейка (Триплекс)</text:p>
      <text:p text:style-name="P15">Резка стекла и триплекса</text:p>
      <text:p text:style-name="P15">Сверление отверстий и зенковка</text:p>
      <text:p text:style-name="P15">Проектирование гардеробных</text:p>
      <text:p text:style-name="P15">Разработка проектов мебели</text:p>
      <text:p text:style-name="P15">Гравировка</text:p>
      <text:p text:style-name="P15">Фьюзинг </text:p>
      <text:p text:style-name="P15">Молирование</text:p>
      <text:h text:style-name="P18" text:outline-level="1">Преимущества</text:h>
      <text:list xml:id="list7962811975082124843" text:style-name="L4">
        <text:list-item>
          <text:p text:style-name="P14">Собственное производство</text:p>
        </text:list-item>
        <text:list-item>
          <text:p text:style-name="P14">Команда профессионалов</text:p>
        </text:list-item>
        <text:list-item>
          <text:p text:style-name="P14">Любовь к своему делу</text:p>
        </text:list-item>
      </text:list>
      <text:p text:style-name="P4"/>
      <text:h text:style-name="P19" text:outline-level="1"><text:span text:style-name="T1">Меню</text:span></text:h>
      <text:h text:style-name="P23" text:outline-level="2"><text:span text:style-name="T1">Основное</text:span></text:h>
      <text:p text:style-name="P16"><text:span text:style-name="T1">Главная</text:span></text:p>
      <text:p text:style-name="P16"><text:span text:style-name="T1">Стекло (страница)</text:span></text:p>
      <text:p text:style-name="P16"><text:soft-page-break/><text:span text:style-name="T1">Зеркала (страница)</text:span></text:p>
      <text:p text:style-name="P16"><text:span text:style-name="T1">Мебель (страница)</text:span></text:p>
      <text:p text:style-name="P16"><text:span text:style-name="T1">Услуги (страница) каждая услуга на странице - якорь</text:span></text:p>
      <text:p text:style-name="P16"><text:span text:style-name="T1">Наши работы (страница)</text:span></text:p>
      <text:p text:style-name="P16"><text:span text:style-name="T1">Контакты (страница)</text:span></text:p>
      <text:p text:style-name="Text_20_body"><text:span text:style-name="T3"/></text:p>
      <text:h text:style-name="P20" text:outline-level="2">Зеркала</text:h>
      <text:p text:style-name="Text_20_body"><text:span text:style-name="T3"/></text:p>
      <text:h text:style-name="P20" text:outline-level="2">Стекло</text:h>
      <text:p text:style-name="Text_20_body"><text:span text:style-name="T3"/></text:p>
      <text:h text:style-name="P20" text:outline-level="2">Мебель</text:h>
      <text:p text:style-name="Text_20_body"><text:span text:style-name="T3"/></text:p>
      <text:p text:style-name="Text_20_body"/>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1H36M50S</meta:editing-duration>
    <meta:editing-cycles>42</meta:editing-cycles>
    <meta:generator>OpenOffice/4.1.3$Unix OpenOffice.org_project/413m1$Build-9783</meta:generator>
    <dc:date>2017-05-13T19:50:14</dc:date>
    <dc:creator>Ксения Полякова</dc:creator>
    <meta:document-statistic meta:table-count="0" meta:image-count="0" meta:object-count="0" meta:page-count="6" meta:paragraph-count="124" meta:word-count="1347" meta:character-count="10171"/>
    <meta:user-defined meta:name="Info 1"/>
    <meta:user-defined meta:name="Info 2"/>
    <meta:user-defined meta:name="Info 3"/>
    <meta:user-defined meta:name="Info 4"/>
  </office:meta>
</office:document-meta>
</file>